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647cm" svg:height="9.004cm" svg:x="6.886cm" svg:y="0.558cm">
            <draw:object draw:notify-on-update-of-ranges="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0.6017" calcext:value-type="float">
            <text:p>0.6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73" calcext:value-type="float">
            <text:p>0.6373</text:p>
          </table:table-cell>
          <table:table-cell table:formula="of:=[.B2]-[.B1]"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95" calcext:value-type="float">
            <text:p>0.6595</text:p>
          </table:table-cell>
          <table:table-cell table:formula="of:=[.B3]-[.B2]" office:value-type="float" office:value="0.0222000000000001" calcext:value-type="float">
            <text:p>0.0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92" calcext:value-type="float">
            <text:p>0.6892</text:p>
          </table:table-cell>
          <table:table-cell table:formula="of:=[.B4]-[.B3]" office:value-type="float" office:value="0.0296999999999999" calcext:value-type="float">
            <text:p>0.0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31" calcext:value-type="float">
            <text:p>0.7131</text:p>
          </table:table-cell>
          <table:table-cell table:formula="of:=[.B5]-[.B4]"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04" calcext:value-type="float">
            <text:p>0.7404</text:p>
          </table:table-cell>
          <table:table-cell table:formula="of:=[.B6]-[.B5]"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11" calcext:value-type="float">
            <text:p>0.7611</text:p>
          </table:table-cell>
          <table:table-cell table:formula="of:=[.B7]-[.B6]" office:value-type="float" office:value="0.0206999999999999" calcext:value-type="float">
            <text:p>0.0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" calcext:value-type="float">
            <text:p>0.79</text:p>
          </table:table-cell>
          <table:table-cell table:formula="of:=[.B8]-[.B7]"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47" calcext:value-type="float">
            <text:p>0.8147</text:p>
          </table:table-cell>
          <table:table-cell table:formula="of:=[.B9]-[.B8]" office:value-type="float" office:value="0.0247000000000001" calcext:value-type="float">
            <text:p>0.0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03" calcext:value-type="float">
            <text:p>0.8403</text:p>
          </table:table-cell>
          <table:table-cell table:formula="of:=[.B10]-[.B9]"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33" calcext:value-type="float">
            <text:p>0.8633</text:p>
          </table:table-cell>
          <table:table-cell table:formula="of:=[.B11]-[.B10]" office:value-type="float" office:value="0.023" calcext:value-type="float">
            <text:p>0.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46:04.860321460</meta:creation-date>
    <dc:date>2018-03-06T18:05:40.037452698</dc:date>
    <meta:editing-duration>PT4M25S</meta:editing-duration>
    <meta:editing-cycles>1</meta:editing-cycles>
    <meta:document-statistic meta:table-count="1" meta:cell-count="31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48cm" svg:height="9.005cm" xlink:href=".." xlink:type="simple" chart:class="chart:bar" chart:style-name="ch1">
        <chart:legend chart:legend-position="end" svg:x="19.253cm" svg:y="4.203cm" style:legend-expansion="high" chart:style-name="ch2"/>
        <chart:plot-area chart:style-name="ch3" table:cell-range-address="Sheet1.C2:Sheet1.C11" svg:x="0.432cm" svg:y="0.18cm" svg:width="18.389cm" svg:height="8.645cm">
          <chartooo:coordinate-region svg:x="1.636cm" svg:y="0.379cm" svg:width="17.18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6">
                <text:p>0.035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000000000001">
                <text:p>0.022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6999999999999">
                <text:p>0.0296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6999999999999">
                <text:p>0.0206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7000000000001">
                <text:p>0.0247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